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Pfiz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6">
            <text:p>46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USD" office:value="90.649749619755">
            <text:p>$90,65</text:p>
          </table:table-cell>
          <table:table-cell table:style-name="ce6" table:formula="of:=[.F2]-[.B3]/[.B4]" office:value-type="currency" office:currency="USD" office:value="84.1550876980468">
            <text:p>$84,16</text:p>
          </table:table-cell>
          <table:table-cell table:style-name="ce16" table:formula="of:=[.G2]/1.07" office:value-type="currency" office:currency="EUR" office:value="78.6496146710718">
            <text:p>78,6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ce5" office:value-type="float" office:value="36.5">
            <text:p>36,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19]+[.G20]" office:value-type="currency" office:currency="USD" office:value="68.7650669681994">
            <text:p>$68,77</text:p>
          </table:table-cell>
          <table:table-cell table:style-name="ce8" table:formula="of:=[.F3]-[.B3]/[.B4]" office:value-type="currency" office:currency="USD" office:value="62.2704050464912">
            <text:p>$62,27</text:p>
          </table:table-cell>
          <table:table-cell table:style-name="ce17" table:formula="of:=[.G3]/1.07" office:value-type="currency" office:currency="EUR" office:value="58.1966402303656">
            <text:p>58,20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6.1808642068249">
            <text:p>56,1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5.62">
            <text:p>5,6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USD" office:value="36.0959825907012">
            <text:p>$36,10</text:p>
          </table:table-cell>
          <table:table-cell table:style-name="ce15" table:formula="of:=[.F4]-[.B3]/[.B4]" office:value-type="currency" office:currency="USD" office:value="29.601320668993">
            <text:p>$29,60</text:p>
          </table:table-cell>
          <table:table-cell table:style-name="ce18" table:formula="of:=[.G4]/1.07" office:value-type="currency" office:currency="EUR" office:value="27.6647856719561">
            <text:p>27,66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14">
            <text:p>$5,1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2.57">
            <text:p>$2,57</text:p>
          </table:table-cell>
          <table:table-cell table:style-name="ce6"/>
          <table:table-cell table:style-name="ce6" table:formula="of:=[.B8]/(1+[.D2])^(1/4)" office:value-type="currency" office:currency="USD" office:value="2.52689490016853">
            <text:p>$2,53</text:p>
          </table:table-cell>
          <table:table-cell table:style-name="ce8" table:formula="of:=[.B5]/2" office:value-type="currency" office:currency="USD" office:value="2.57">
            <text:p>$2,57</text:p>
          </table:table-cell>
          <table:table-cell table:style-name="ce8"/>
          <table:table-cell table:style-name="ce8" table:formula="of:=[.E8]/(1+[.D3])^(1/4)" office:value-type="currency" office:currency="USD" office:value="2.51811574640004">
            <text:p>$2,52</text:p>
          </table:table-cell>
          <table:table-cell table:style-name="ce9" table:formula="of:=[.B5]/2" office:value-type="currency" office:currency="USD" office:value="2.57">
            <text:p>$2,57</text:p>
          </table:table-cell>
          <table:table-cell table:style-name="ce9"/>
          <table:table-cell table:style-name="ce9" table:formula="of:=[.H8]/(1+[.D4])^(1/4)" office:value-type="currency" office:currency="USD" office:value="2.50948701046812">
            <text:p>$2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4764">
            <text:p>$6,48</text:p>
          </table:table-cell>
          <table:table-cell office:value-type="percentage" office:value="0.26">
            <text:p>26,00%</text:p>
          </table:table-cell>
          <table:table-cell table:formula="of:=[.B9]/(1+[.$D$2])^[.A9]" office:value-type="currency" office:currency="USD" office:value="6.05271028037383">
            <text:p>$6,05</text:p>
          </table:table-cell>
          <table:table-cell table:formula="of:=[.B5]*(1+[.F9])" office:value-type="currency" office:currency="USD" office:value="6.425">
            <text:p>$6,43</text:p>
          </table:table-cell>
          <table:table-cell office:value-type="percentage" office:value="0.25">
            <text:p>25,00%</text:p>
          </table:table-cell>
          <table:table-cell table:formula="of:=[.E9]/(1+[.$D$3])^[.A9]" office:value-type="currency" office:currency="USD" office:value="5.92165898617512">
            <text:p>$5,92</text:p>
          </table:table-cell>
          <table:table-cell table:formula="of:=[.B5]*(1+[.I9])" office:value-type="currency" office:currency="USD" office:value="5.2428">
            <text:p>$5,24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4.76618181818182">
            <text:p>$4,7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310648">
            <text:p>$5,31</text:p>
          </table:table-cell>
          <table:table-cell office:value-type="percentage" office:value="-0.18">
            <text:p>-18,00%</text:p>
          </table:table-cell>
          <table:table-cell table:formula="of:=[.B10]/(1+[.$D$2])^[.A10]" office:value-type="currency" office:currency="USD" office:value="4.63852563542668">
            <text:p>$4,64</text:p>
          </table:table-cell>
          <table:table-cell table:formula="of:=[.E9]*(1+[.F10])" office:value-type="currency" office:currency="USD" office:value="5.07575">
            <text:p>$5,08</text:p>
          </table:table-cell>
          <table:table-cell office:value-type="percentage" office:value="-0.21">
            <text:p>-21,00%</text:p>
          </table:table-cell>
          <table:table-cell table:formula="of:=[.E10]/(1+[.$D$3])^[.A10]" office:value-type="currency" office:currency="USD" office:value="4.31162267196161">
            <text:p>$4,31</text:p>
          </table:table-cell>
          <table:table-cell table:formula="of:=[.H9]*(1+[.I10])" office:value-type="currency" office:currency="USD" office:value="3.14568">
            <text:p>$3,15</text:p>
          </table:table-cell>
          <table:table-cell office:value-type="percentage" office:value="-0.4">
            <text:p>-40,00%</text:p>
          </table:table-cell>
          <table:table-cell table:formula="of:=[.H10]/(1+[.$D$4])^[.A10]" office:value-type="currency" office:currency="USD" office:value="2.59973553719008">
            <text:p>$2,6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67337024">
            <text:p>$4,67</text:p>
          </table:table-cell>
          <table:table-cell office:value-type="percentage" office:value="-0.12">
            <text:p>-12,00%</text:p>
          </table:table-cell>
          <table:table-cell table:formula="of:=[.B11]/(1+[.$D$2])^[.A11]" office:value-type="currency" office:currency="USD" office:value="3.81486220483689">
            <text:p>$3,81</text:p>
          </table:table-cell>
          <table:table-cell table:formula="of:=[.E10]*(1+[.F11])" office:value-type="currency" office:currency="USD" office:value="4.26363">
            <text:p>$4,26</text:p>
          </table:table-cell>
          <table:table-cell office:value-type="percentage" office:value="-0.16">
            <text:p>-16,00%</text:p>
          </table:table-cell>
          <table:table-cell table:formula="of:=[.E11]/(1+[.$D$3])^[.A11]" office:value-type="currency" office:currency="USD" office:value="3.33803045571221">
            <text:p>$3,34</text:p>
          </table:table-cell>
          <table:table-cell table:formula="of:=[.H10]*(1+[.I11])" office:value-type="currency" office:currency="USD" office:value="2.5480008">
            <text:p>$2,55</text:p>
          </table:table-cell>
          <table:table-cell office:value-type="percentage" office:value="-0.19">
            <text:p>-19,00%</text:p>
          </table:table-cell>
          <table:table-cell table:formula="of:=[.H11]/(1+[.$D$4])^[.A11]" office:value-type="currency" office:currency="USD" office:value="1.91435071374906">
            <text:p>$1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9537724544">
            <text:p>$4,95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3.77920928703468">
            <text:p>$3,78</text:p>
          </table:table-cell>
          <table:table-cell table:formula="of:=[.E11]*(1+[.F12])" office:value-type="currency" office:currency="USD" office:value="4.4341752">
            <text:p>$4,43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3.19958679625871">
            <text:p>$3,20</text:p>
          </table:table-cell>
          <table:table-cell table:formula="of:=[.H11]*(1+[.I12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74031883068096">
            <text:p>$1,7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.151923352576">
            <text:p>$5,1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3.67325014814585">
            <text:p>$3,67</text:p>
          </table:table-cell>
          <table:table-cell table:formula="of:=[.E12]*(1+[.F13])" office:value-type="currency" office:currency="USD" office:value="4.522858704">
            <text:p>$4,52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3.00790648127547">
            <text:p>$3,01</text:p>
          </table:table-cell>
          <table:table-cell table:formula="of:=[.H12]*(1+[.I13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58210802789179">
            <text:p>$1,5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35800028667904">
            <text:p>$5,36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3.57026182623522">
            <text:p>$3,57</text:p>
          </table:table-cell>
          <table:table-cell table:formula="of:=[.E13]*(1+[.F14])" office:value-type="currency" office:currency="USD" office:value="4.61331587808">
            <text:p>$4,6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82770931880274">
            <text:p>$2,83</text:p>
          </table:table-cell>
          <table:table-cell table:formula="of:=[.H13]*(1+[.I14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43828002535617">
            <text:p>$1,4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5723202981462">
            <text:p>$5,57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3.47016102736882">
            <text:p>$3,47</text:p>
          </table:table-cell>
          <table:table-cell table:formula="of:=[.E14]*(1+[.F15])" office:value-type="currency" office:currency="USD" office:value="4.7055821956416">
            <text:p>$4,71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2.65830737804498">
            <text:p>$2,66</text:p>
          </table:table-cell>
          <table:table-cell table:formula="of:=[.H14]*(1+[.I15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30752729577833">
            <text:p>$1,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79521311007205">
            <text:p>$5,80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3.37286679295661">
            <text:p>$3,37</text:p>
          </table:table-cell>
          <table:table-cell table:formula="of:=[.E15]*(1+[.F16])" office:value-type="currency" office:currency="USD" office:value="4.79969383955443">
            <text:p>$4,8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2.49905394065058">
            <text:p>$2,50</text:p>
          </table:table-cell>
          <table:table-cell table:formula="of:=[.H15]*(1+[.I16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1886611779803">
            <text:p>$1,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02702163447493">
            <text:p>$6,03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.27830043427558">
            <text:p>$3,28</text:p>
          </table:table-cell>
          <table:table-cell table:formula="of:=[.E16]*(1+[.F17])" office:value-type="currency" office:currency="USD" office:value="4.89568771634552">
            <text:p>$4,90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.34934103176368">
            <text:p>$2,35</text:p>
          </table:table-cell>
          <table:table-cell table:formula="of:=[.H16]*(1+[.I17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08060107089119">
            <text:p>$1,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26810249985393">
            <text:p>$6,2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1863854688286">
            <text:p>$3,19</text:p>
          </table:table-cell>
          <table:table-cell table:formula="of:=[.E17]*(1+[.F18])" office:value-type="currency" office:currency="USD" office:value="4.99360147067243">
            <text:p>$4,9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20859709898521">
            <text:p>$2,21</text:p>
          </table:table-cell>
          <table:table-cell table:formula="of:=[.H17]*(1+[.I18])" office:value-type="currency" office:currency="USD" office:value="2.5480008">
            <text:p>$2,55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.982364609901078">
            <text:p>$0,98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8:.D18])" office:value-type="currency" office:currency="USD" office:value="41.3634280056513">
            <text:p>$41,36</text:p>
          </table:table-cell>
          <table:table-cell/>
          <table:table-cell table:style-name="ce8"/>
          <table:table-cell table:formula="of:=SUM([.G8:.G18])" office:value-type="currency" office:currency="USD" office:value="34.8399299060303">
            <text:p>$34,84</text:p>
          </table:table-cell>
          <table:table-cell/>
          <table:table-cell table:style-name="ce9"/>
          <table:table-cell table:formula="of:=SUM([.J8:.J18])" office:value-type="currency" office:currency="USD" office:value="21.1096161180689">
            <text:p>$21,1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00.289639997663">
            <text:p>$100,29</text:p>
          </table:table-cell>
          <table:table-cell table:style-name="ce6"/>
          <table:table-cell table:formula="of:=[.B20]/(1+[.D2])^([.A18]+1/2)" office:value-type="currency" office:currency="USD" office:value="49.2863216141037">
            <text:p>$49,29</text:p>
          </table:table-cell>
          <table:table-cell table:formula="of:=[.E18]*[.D5]" office:value-type="currency" office:currency="USD" office:value="79.8976235307589">
            <text:p>$79,90</text:p>
          </table:table-cell>
          <table:table-cell table:style-name="ce8"/>
          <table:table-cell table:formula="of:=[.E20]/(1+[.D3])^([.A18]+1/2)" office:value-type="currency" office:currency="USD" office:value="33.925137062169">
            <text:p>$33,93</text:p>
          </table:table-cell>
          <table:table-cell table:formula="of:=[.H18]*[.D5]" office:value-type="currency" office:currency="USD" office:value="40.7680128">
            <text:p>$40,77</text:p>
          </table:table-cell>
          <table:table-cell table:style-name="ce9"/>
          <table:table-cell table:formula="of:=[.H20]/(1+[.D4])^([.A18]+1/2)" office:value-type="currency" office:currency="USD" office:value="14.9863664726323">
            <text:p>$14,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1:3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1:38:59.74</dc:date>
    <dc:creator>aaa </dc:creator>
    <meta:editing-duration>P3DT2H26M30S</meta:editing-duration>
    <meta:editing-cycles>68</meta:editing-cycles>
    <meta:generator>OpenOffice/4.1.5$Win32 OpenOffice.org_project/415m1$Build-9789</meta:generator>
    <meta:document-statistic meta:table-count="5" meta:cell-count="691" meta:object-count="0"/>
  </office:meta>
</office:document-meta>
</file>